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" manifest:full-path="Pictures/200003DC000052FD00001539F152EC63.svm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text-properties fo:font-size="12pt"/>
    </style:style>
    <style:style style:name="T1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ellipse text:anchor-type="paragraph" draw:z-index="24" draw:style-name="gr1" draw:text-style-name="P1" svg:width="4.037cm" svg:height="1.779cm" svg:x="24.56cm" svg:y="10.649cm"><text:p text:style-name="P1">Validation</text:p><text:p text:style-name="P1">des variables</text:p><text:p text:style-name="P1">d'environnement</text:p></draw:ellipse><draw:ellipse text:anchor-type="paragraph" draw:z-index="23" draw:style-name="gr1" draw:text-style-name="P2" svg:width="3.587cm" svg:height="1.71cm" svg:x="26.224cm" svg:y="9.301cm"><text:p text:style-name="P1"><text:span text:style-name="T1">Validation</text:span></text:p><text:p text:style-name="P1"><text:span text:style-name="T1">des ressources</text:span></text:p></draw:ellipse><draw:ellipse text:anchor-type="paragraph" draw:z-index="22" draw:style-name="gr1" draw:text-style-name="P1" svg:width="3.583cm" svg:height="1.706cm" svg:x="23.139cm" svg:y="9.301cm"><text:p text:style-name="P1">Validation</text:p><text:p text:style-name="P1">de champs</text:p></draw:ellipse><draw:custom-shape text:anchor-type="paragraph" draw:z-index="21" draw:style-name="gr2" draw:text-style-name="P3" svg:width="0.823cm" svg:height="1.918cm" svg:x="25.899cm" svg:y="8.594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ellipse text:anchor-type="paragraph" draw:z-index="20" draw:style-name="gr1" draw:text-style-name="P1" svg:width="4.504cm" svg:height="1.527cm" svg:x="24.054cm" svg:y="3.201cm"><text:p text:style-name="P1">Clic sur Execute</text:p><text:p text:style-name="P1">(utilisateur)</text:p></draw:ellipse><draw:custom-shape text:anchor-type="paragraph" draw:z-index="19" draw:style-name="gr2" svg:width="0.713cm" svg:height="2.095cm" svg:x="25.86cm" svg:y="4.86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7" draw:style-name="gr2" draw:text-style-name="P3" svg:width="2.065cm" svg:height="0.892cm" svg:x="29.819cm" svg:y="7.35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rect text:anchor-type="paragraph" draw:z-index="16" draw:style-name="gr1" draw:text-style-name="P1" svg:width="6.208cm" svg:height="1.632cm" svg:x="23.469cm" svg:y="6.962cm"><text:p text:style-name="P1">Export de parameters.json</text:p></draw:rect><draw:custom-shape text:anchor-type="paragraph" draw:z-index="15" draw:style-name="gr2" draw:text-style-name="P3" svg:width="2.065cm" svg:height="0.892cm" svg:x="21.343cm" svg:y="7.35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ellipse text:anchor-type="paragraph" draw:z-index="13" draw:style-name="gr1" draw:text-style-name="P1" svg:width="3.968cm" svg:height="1.777cm" svg:x="17.568cm" svg:y="10.118cm"><text:p text:style-name="P1">Aide par</text:p><text:p text:style-name="P1">info-bulle</text:p></draw:ellipse><draw:ellipse text:anchor-type="paragraph" draw:z-index="14" draw:style-name="gr1" draw:text-style-name="P2" svg:width="3.626cm" svg:height="1.779cm" svg:x="14.547cm" svg:y="10.118cm"><text:p text:style-name="P1"><text:span text:style-name="T1">présentation claire</text:span></text:p><text:p text:style-name="P1"><text:span text:style-name="T1">des paramètres</text:span></text:p></draw:ellipse><draw:ellipse text:anchor-type="paragraph" draw:z-index="12" draw:style-name="gr1" draw:text-style-name="P1" svg:width="3.476cm" svg:height="1.527cm" svg:x="6.782cm" svg:y="10.617cm"><text:p text:style-name="P1">Technologie</text:p><text:p text:style-name="P1">npm / nodejs</text:p></draw:ellipse><draw:custom-shape text:anchor-type="paragraph" draw:z-index="11" draw:style-name="gr2" draw:text-style-name="P3" svg:width="0.823cm" svg:height="1.918cm" svg:x="17.171cm" svg:y="8.631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ellipse text:anchor-type="paragraph" draw:z-index="10" draw:style-name="gr1" draw:text-style-name="P1" svg:width="4.504cm" svg:height="1.527cm" svg:x="15.436cm" svg:y="3.025cm"><text:p text:style-name="P1">Choix des paramètres</text:p><text:p text:style-name="P1">(utilisateur)</text:p></draw:ellipse><draw:custom-shape text:anchor-type="paragraph" draw:z-index="9" draw:style-name="gr2" svg:width="0.713cm" svg:height="2.095cm" svg:x="17.418cm" svg:y="4.90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" draw:style-name="gr2" draw:text-style-name="P3" svg:width="2.065cm" svg:height="0.892cm" svg:x="12.936cm" svg:y="7.31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rect text:anchor-type="paragraph" draw:z-index="7" draw:style-name="gr1" draw:text-style-name="P1" svg:width="6.208cm" svg:height="1.632cm" svg:x="14.993cm" svg:y="6.999cm"><text:p text:style-name="P1">Ihm permettant de </text:p><text:p text:style-name="P1">remplir les paramètres</text:p></draw:rect><draw:rect text:anchor-type="paragraph" draw:z-index="6" draw:style-name="gr1" draw:text-style-name="P1" svg:width="3.83cm" svg:height="1.632cm" svg:x="0.949cm" svg:y="6.893cm"><text:p text:style-name="P1">Pipeline en </text:p><text:p text:style-name="P1">lignes de commandes</text:p></draw:rect><draw:custom-shape text:anchor-type="paragraph" draw:z-index="5" draw:style-name="gr2" svg:width="2.057cm" svg:height="0.888cm" svg:x="4.935cm" svg:y="7.24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ellipse text:anchor-type="paragraph" draw:z-index="4" draw:style-name="gr1" draw:text-style-name="P1" svg:width="4.504cm" svg:height="1.527cm" svg:x="7.668cm" svg:y="2.849cm"><text:p text:style-name="P1">ihm.json</text:p><text:p text:style-name="P1">(développeur)</text:p></draw:ellipse><draw:custom-shape text:anchor-type="paragraph" draw:z-index="3" draw:style-name="gr2" svg:width="0.713cm" svg:height="2.095cm" svg:x="9.439cm" svg:y="4.47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ellipse text:anchor-type="paragraph" draw:z-index="2" draw:style-name="gr1" draw:text-style-name="P2" svg:width="3.084cm" svg:height="1.528cm" svg:x="9.902cm" svg:y="10.615cm"><text:p text:style-name="P1"><text:span text:style-name="T1">Framework</text:span></text:p><text:p text:style-name="P1"><text:span text:style-name="T1">electronjs</text:span></text:p></draw:ellipse><draw:custom-shape text:anchor-type="paragraph" draw:z-index="1" draw:style-name="gr2" svg:width="0.819cm" svg:height="1.916cm" svg:x="9.439cm" svg:y="9.267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0" draw:style-name="gr1" draw:text-style-name="P1" svg:width="5.783cm" svg:height="2.696cm" svg:x="6.992cm" svg:y="6.572cm"><text:p text:style-name="P1">electron-interface-ign</text:p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rect text:anchor-type="paragraph" draw:z-index="18" draw:style-name="gr1" draw:text-style-name="P1" svg:width="6.474cm" svg:height="1.691cm" svg:x="31.944cm" svg:y="0.088cm"><text:p text:style-name="P1">Lancement des lignes de commande</text:p><text:p text:style-name="P1">de post-traitement</text:p><text:p text:style-name="P1">(bash, python etc...)</text:p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s1" text:anchor-type="paragraph" svg:x="0.263cm" svg:y="5.953cm" svg:width="37.474cm" svg:height="9.583cm" draw:z-index="25"><draw:image xlink:href="Pictures/200003DC000052FD00001539F152EC63.svm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colas Bellaiche</meta:initial-creator>
    <meta:creation-date>2021-03-23T10:18:43</meta:creation-date>
    <dc:date>2021-03-23T16:12:24</dc:date>
    <dc:creator>Nicolas Bellaiche</dc:creator>
    <meta:editing-duration>PT5H18M38S</meta:editing-duration>
    <meta:editing-cycles>2</meta:editing-cycles>
    <meta:generator>OpenOffice/4.1.4$Unix OpenOffice.org_project/414m5$Build-9788</meta:generator>
    <meta:document-statistic meta:table-count="0" meta:image-count="1" meta:object-count="0" meta:page-count="2" meta:paragraph-count="0" meta:word-count="0" meta:character-count="0"/>
  </office:meta>
</office:document-meta>
</file>